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bcf66" officeooo:paragraph-rsid="003bcf66"/>
    </style:style>
    <style:style style:name="P8" style:family="paragraph" style:parent-style-name="Standard">
      <style:text-properties officeooo:rsid="003c4903" officeooo:paragraph-rsid="003f048d"/>
    </style:style>
    <style:style style:name="P9" style:family="paragraph" style:parent-style-name="Standard">
      <style:text-properties officeooo:rsid="0039c4e4" officeooo:paragraph-rsid="00404382"/>
    </style:style>
    <style:style style:name="P10" style:family="paragraph" style:parent-style-name="Standard">
      <style:text-properties officeooo:rsid="0039e5fd" officeooo:paragraph-rsid="0043995e"/>
    </style:style>
    <style:style style:name="P11" style:family="paragraph" style:parent-style-name="Standard">
      <style:text-properties officeooo:rsid="003dbb40" officeooo:paragraph-rsid="0042cce3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officeooo:rsid="003f048d"/>
    </style:style>
    <style:style style:name="T5" style:family="text">
      <style:text-properties style:font-name="Liberation Serif1" officeooo:rsid="003f048d" style:font-name-asian="Liberation Serif1" style:font-name-complex="Liberation Serif1"/>
    </style:style>
    <style:style style:name="T6" style:family="text">
      <style:text-properties style:font-name="Liberation Serif1" officeooo:rsid="00432f89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tab/><text:tab/><text:tab/><text:tab/><text:span text:style-name="T2">Globals<text:tab/><text:tab/>Locals</text:span></text:p>
      <text:p text:style-name="P9">9A FPN_acquisition<text:tab/><text:tab/>OK<text:span text:style-name="T5">√<text:tab/><text:tab/><text:tab/></text:span><text:span text:style-name="T6">OK (no change to hex file)</text:span><text:tab/></text:p>
      <text:p text:style-name="P10">9B_FPN_to_String<text:tab/><text:tab/>OK<text:span text:style-name="T5">√<text:tab/><text:tab/><text:tab/></text:span><text:span text:style-name="T6">OK (no change to hex file)</text:span></text:p>
      <text:p text:style-name="P7">9C_FPN_Add_Sub<text:tab/><text:tab/>OK<text:span text:style-name="T5">√</text:span></text:p>
      <text:p text:style-name="P8">9D_<text:span text:style-name="T3">FPN_mult_div<text:tab/><text:tab/>OK</text:span><text:span text:style-name="T5">√</text:span></text:p>
      <text:p text:style-name="P11">9E_e_power_series<text:tab/><text:tab/>OK<text:span text:style-name="T5">√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5:25:48.208000000</dc:date>
    <meta:editing-duration>PT14H41M56S</meta:editing-duration>
    <meta:editing-cycles>36</meta:editing-cycles>
    <meta:document-statistic meta:table-count="0" meta:image-count="0" meta:object-count="0" meta:page-count="1" meta:paragraph-count="14" meta:word-count="63" meta:character-count="466" meta:non-whitespace-character-count="384"/>
  </office:meta>
</office:document-meta>
</file>